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" style:family="table-cell" style:parent-style-name="Default" style:data-style-name="N3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1"/>
        <table:table-column table:style-name="co1" table:default-cell-style-name="ce4"/>
        <table:table-column table:style-name="co1" table:number-columns-repeated="19" table:default-cell-style-name="ce1"/>
        <table:table-row table:style-name="ro1">
          <table:table-cell/>
          <table:table-cell table:style-name="Default" table:number-columns-repeated="22"/>
        </table:table-row>
        <table:table-row table:style-name="ro1">
          <table:table-cell/>
          <table:table-cell table:style-name="ce1" office:value-type="string" calcext:value-type="string">
            <text:p>Type</text:p>
          </table:table-cell>
          <table:table-cell table:style-name="ce2" table:number-columns-spanned="1" table:number-rows-spanned="4"/>
          <table:table-cell table:style-name="ce2" table:number-columns-spanned="1" table:number-rows-spanned="3"/>
          <table:table-cell table:style-name="ce5" office:value-type="string" calcext:value-type="string" table:number-columns-spanned="4" table:number-rows-spanned="1">
            <text:p>AoS</text:p>
          </table:table-cell>
          <table:covered-table-cell table:number-columns-repeated="3" table:style-name="ce5"/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 table:number-columns-spanned="4" table:number-rows-spanned="1">
            <text:p>AoS</text:p>
          </table:table-cell>
          <table:covered-table-cell table:number-columns-repeated="3" table:style-name="ce5"/>
          <table:table-cell table:style-name="ce5" office:value-type="string" calcext:value-type="string">
            <text:p>-</text:p>
          </table:table-cell>
          <table:table-cell table:style-name="ce5" office:value-type="string" calcext:value-type="string" table:number-columns-spanned="6" table:number-rows-spanned="1">
            <text:p>SoA</text:p>
          </table:table-cell>
          <table:covered-table-cell table:number-columns-repeated="5" table:style-name="ce5"/>
          <table:table-cell table:style-name="ce2" table:number-columns-spanned="1" table:number-rows-spanned="4"/>
          <table:table-cell table:style-name="ce2" table:number-columns-spanned="1" table:number-rows-spanned="4"/>
        </table:table-row>
        <table:table-row table:style-name="ro1">
          <table:table-cell/>
          <table:table-cell table:style-name="ce1" office:value-type="string" calcext:value-type="string">
            <text:p>Machine</text:p>
          </table:table-cell>
          <table:covered-table-cell table:number-columns-repeated="2" table:style-name="ce2"/>
          <table:table-cell table:style-name="ce5" office:value-type="string" calcext:value-type="string" table:number-columns-spanned="6" table:number-rows-spanned="1">
            <text:p>laptop</text:p>
          </table:table-cell>
          <table:covered-table-cell table:number-columns-repeated="5" table:style-name="ce5"/>
          <table:table-cell table:style-name="ce5" office:value-type="string" calcext:value-type="string" table:number-columns-spanned="5" table:number-rows-spanned="1">
            <text:p>gpunode3</text:p>
          </table:table-cell>
          <table:covered-table-cell table:number-columns-repeated="4" table:style-name="ce5"/>
          <table:table-cell table:style-name="ce5" office:value-type="string" calcext:value-type="string" table:number-columns-spanned="3" table:number-rows-spanned="1">
            <text:p>laptop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gpunode3</text:p>
          </table:table-cell>
          <table:covered-table-cell table:number-columns-repeated="2" table:style-name="ce5"/>
          <table:covered-table-cell table:number-columns-repeated="2" table:style-name="ce2"/>
        </table:table-row>
        <table:table-row table:style-name="ro1">
          <table:table-cell/>
          <table:table-cell table:style-name="ce1" office:value-type="string" calcext:value-type="string">
            <text:p>GPU</text:p>
          </table:table-cell>
          <table:covered-table-cell table:number-columns-repeated="2" table:style-name="ce2"/>
          <table:table-cell table:style-name="ce5" office:value-type="string" calcext:value-type="string" table:number-columns-spanned="4" table:number-rows-spanned="1">
            <text:p>Quadro M2200M</text:p>
          </table:table-cell>
          <table:covered-table-cell table:number-columns-repeated="3" table:style-name="ce5"/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 table:number-columns-spanned="4" table:number-rows-spanned="1">
            <text:p>T4</text:p>
          </table:table-cell>
          <table:covered-table-cell table:number-columns-repeated="3" table:style-name="ce5"/>
          <table:table-cell table:style-name="ce5" office:value-type="string" calcext:value-type="string">
            <text:p>T4</text:p>
          </table:table-cell>
          <table:table-cell table:style-name="ce5" office:value-type="string" calcext:value-type="string" table:number-columns-spanned="3" table:number-rows-spanned="1">
            <text:p>Quadro M2200M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4</text:p>
          </table:table-cell>
          <table:covered-table-cell table:number-columns-repeated="2" table:style-name="ce5"/>
          <table:covered-table-cell table:number-columns-repeated="2" table:style-name="ce2"/>
        </table:table-row>
        <table:table-row table:style-name="ro1">
          <table:table-cell/>
          <table:table-cell table:style-name="ce1" office:value-type="string" calcext:value-type="string">
            <text:p>Unit</text:p>
          </table:table-cell>
          <table:covered-table-cell table:style-name="ce2"/>
          <table:table-cell table:style-name="ce3" office:value-type="string" calcext:value-type="string">
            <text:p>kB</text:p>
          </table:table-cell>
          <table:table-cell table:number-columns-repeated="17" table:style-name="ce3" office:value-type="string" calcext:value-type="string">
            <text:p>ms</text:p>
          </table:table-cell>
          <table:covered-table-cell table:number-columns-repeated="2" table:style-name="ce2"/>
        </table:table-row>
        <table:table-row table:style-name="ro1">
          <table:table-cell/>
          <table:table-cell table:number-columns-spanned="1" table:number-rows-spanned="47"/>
          <table:table-cell office:value-type="string" calcext:value-type="string">
            <text:p>File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opying</text:p>
          </table:table-cell>
          <table:table-cell office:value-type="string" calcext:value-type="string">
            <text:p>Calc.</text:p>
          </table:table-cell>
          <table:table-cell office:value-type="string" calcext:value-type="string">
            <text:p>CUDA time</text:p>
          </table:table-cell>
          <table:table-cell office:value-type="string" calcext:value-type="string">
            <text:p>CPU time</text:p>
          </table:table-cell>
          <table:table-cell office:value-type="string" calcext:value-type="string">
            <text:p>SIMD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opying</text:p>
          </table:table-cell>
          <table:table-cell office:value-type="string" calcext:value-type="string">
            <text:p>Calc.</text:p>
          </table:table-cell>
          <table:table-cell office:value-type="string" calcext:value-type="string">
            <text:p>CUDA time</text:p>
          </table:table-cell>
          <table:table-cell office:value-type="string" calcext:value-type="string">
            <text:p>libcudf</text:p>
          </table:table-cell>
          <table:table-cell office:value-type="string" calcext:value-type="string">
            <text:p>Copying</text:p>
          </table:table-cell>
          <table:table-cell office:value-type="string" calcext:value-type="string">
            <text:p>Calc.</text:p>
          </table:table-cell>
          <table:table-cell office:value-type="string" calcext:value-type="string">
            <text:p>CUDA time</text:p>
          </table:table-cell>
          <table:table-cell office:value-type="string" calcext:value-type="string">
            <text:p>Copying</text:p>
          </table:table-cell>
          <table:table-cell office:value-type="string" calcext:value-type="string">
            <text:p>Calc.</text:p>
          </table:table-cell>
          <table:table-cell office:value-type="string" calcext:value-type="string">
            <text:p>CUDA time</text:p>
          </table:table-cell>
          <table:table-cell office:value-type="string" calcext:value-type="string">
            <text:p>Braces count</text:p>
          </table:table-cell>
          <table:table-cell office:value-type="string" calcext:value-type="string">
            <text:p>Braces dept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10.json</text:p>
          </table:table-cell>
          <table:table-cell office:value-type="float" office:value="3.677734375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7]+[.F7]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M7]+[.L7]"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7]+[.Q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7]+[.T7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20.json</text:p>
          </table:table-cell>
          <table:table-cell office:value-type="float" office:value="7.3466796875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8]+[.F8]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M8]+[.L8]"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8]+[.Q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8]+[.T8]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30.json</text:p>
          </table:table-cell>
          <table:table-cell office:value-type="float" office:value="11.044921875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9]+[.F9]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M9]+[.L9]"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9]+[.Q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9]+[.T9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40.json</text:p>
          </table:table-cell>
          <table:table-cell office:value-type="float" office:value="14.704101562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10]+[.F10]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M10]+[.L10]"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P10]+[.Q10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10]+[.T10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50.json</text:p>
          </table:table-cell>
          <table:table-cell office:value-type="float" office:value="18.3779296875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11]+[.F11]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M11]+[.L11]"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11]+[.Q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11]+[.T1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60.json</text:p>
          </table:table-cell>
          <table:table-cell office:value-type="float" office:value="22.056640625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12]+[.F12]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M12]+[.L12]"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12]+[.Q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12]+[.T12]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70.json</text:p>
          </table:table-cell>
          <table:table-cell office:value-type="float" office:value="25.736328125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13]+[.F13]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M13]+[.L13]"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13]+[.Q1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13]+[.T13]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80.json</text:p>
          </table:table-cell>
          <table:table-cell office:value-type="float" office:value="29.435546875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14]+[.F14]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M14]+[.L14]"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14]+[.Q1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14]+[.T14]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90.json</text:p>
          </table:table-cell>
          <table:table-cell office:value-type="float" office:value="33.0947265625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15]+[.F15]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M15]+[.L15]"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15]+[.Q1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15]+[.T15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100.json</text:p>
          </table:table-cell>
          <table:table-cell office:value-type="float" office:value="36.787109375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16]+[.F16]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M16]+[.L16]"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16]+[.Q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16]+[.T16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200.json</text:p>
          </table:table-cell>
          <table:table-cell office:value-type="float" office:value="73.5712890625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7]+[.F1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M17]+[.L17]" office:value-type="float" office:value="0" calcext:value-type="float">
            <text:p>0</text:p>
          </table:table-cell>
          <table:table-cell office:value-type="float" office:value="1433" calcext:value-type="float">
            <text:p>14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17]+[.Q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17]+[.T17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300.json</text:p>
          </table:table-cell>
          <table:table-cell office:value-type="float" office:value="110.3408203125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18]+[.F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M18]+[.L18]"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18]+[.Q1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18]+[.T18]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400.json</text:p>
          </table:table-cell>
          <table:table-cell office:value-type="float" office:value="147.130859375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19]+[.F19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M19]+[.L19]"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P19]+[.Q19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19]+[.T19]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500.json</text:p>
          </table:table-cell>
          <table:table-cell office:value-type="float" office:value="183.873046875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20]+[.F2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M20]+[.L20]"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20]+[.Q2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20]+[.T20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600.json</text:p>
          </table:table-cell>
          <table:table-cell office:value-type="float" office:value="220.578125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21]+[.F21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M21]+[.L21]"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P21]+[.Q21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21]+[.T21]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700.json</text:p>
          </table:table-cell>
          <table:table-cell office:value-type="float" office:value="257.3349609375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22]+[.F22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M22]+[.L22]"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22]+[.Q2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22]+[.T22]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800.json</text:p>
          </table:table-cell>
          <table:table-cell office:value-type="float" office:value="294.2236328125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23]+[.F23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M23]+[.L23]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23]+[.Q2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23]+[.T23]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900.json</text:p>
          </table:table-cell>
          <table:table-cell office:value-type="float" office:value="330.9423828125" calcext:value-type="float">
            <text:p>3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24]+[.F2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M24]+[.L24]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P24]+[.Q2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24]+[.T24]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1000.json</text:p>
          </table:table-cell>
          <table:table-cell office:value-type="float" office:value="367.66796875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25]+[.F25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M25]+[.L25]"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25]+[.Q2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25]+[.T25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2000.json</text:p>
          </table:table-cell>
          <table:table-cell office:value-type="float" office:value="735.4658203125" calcext:value-type="float">
            <text:p>7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G26]+[.F2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M26]+[.L26]"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26]+[.Q2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26]+[.T26]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3000.json</text:p>
          </table:table-cell>
          <table:table-cell office:value-type="float" office:value="1103.1640625" calcext:value-type="float">
            <text:p>1,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7]+[.F27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M27]+[.L27]" office:value-type="float" office:value="2" calcext:value-type="float">
            <text:p>2</text:p>
          </table:table-cell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P27]+[.Q2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S27]+[.T27]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4000.json</text:p>
          </table:table-cell>
          <table:table-cell office:value-type="float" office:value="1471.041015625" calcext:value-type="float">
            <text:p>1,47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8]+[.F28]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8]+[.L28]" office:value-type="float" office:value="2" calcext:value-type="float">
            <text:p>2</text:p>
          </table:table-cell>
          <table:table-cell office:value-type="float" office:value="1451" calcext:value-type="float">
            <text:p>145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P28]+[.Q28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S28]+[.T28]"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5000.json</text:p>
          </table:table-cell>
          <table:table-cell office:value-type="float" office:value="1838.7314453125" calcext:value-type="float">
            <text:p>1,8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9]+[.F29]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9]+[.L29]" office:value-type="float" office:value="2" calcext:value-type="float">
            <text:p>2</text:p>
          </table:table-cell>
          <table:table-cell office:value-type="float" office:value="1430" calcext:value-type="float">
            <text:p>14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P29]+[.Q29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S29]+[.T29]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6000.json</text:p>
          </table:table-cell>
          <table:table-cell office:value-type="float" office:value="2206.67578125" calcext:value-type="float">
            <text:p>2,2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0]+[.F30]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M30]+[.L30]" office:value-type="float" office:value="3" calcext:value-type="float">
            <text:p>3</text:p>
          </table:table-cell>
          <table:table-cell office:value-type="float" office:value="1438" calcext:value-type="float">
            <text:p>14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P30]+[.Q30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S30]+[.T30]" office:value-type="float" office:value="3" calcext:value-type="float">
            <text:p>3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7000.json</text:p>
          </table:table-cell>
          <table:table-cell office:value-type="float" office:value="2574.2666015625" calcext:value-type="float">
            <text:p>2,5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1]+[.F31]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M31]+[.L31]" office:value-type="float" office:value="3" calcext:value-type="float">
            <text:p>3</text:p>
          </table:table-cell>
          <table:table-cell office:value-type="float" office:value="1447" calcext:value-type="float">
            <text:p>144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P31]+[.Q3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S31]+[.T31]" office:value-type="float" office:value="3" calcext:value-type="float">
            <text:p>3</text:p>
          </table:table-cell>
          <table:table-cell office:value-type="float" office:value="14000" calcext:value-type="float">
            <text:p>14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8000.json</text:p>
          </table:table-cell>
          <table:table-cell office:value-type="float" office:value="2942.1435546875" calcext:value-type="float">
            <text:p>2,9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2]+[.F32]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M32]+[.L32]" office:value-type="float" office:value="3" calcext:value-type="float">
            <text:p>3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P32]+[.Q3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S32]+[.T32]" office:value-type="float" office:value="3" calcext:value-type="float">
            <text:p>3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9000.json</text:p>
          </table:table-cell>
          <table:table-cell office:value-type="float" office:value="3309.7255859375" calcext:value-type="float">
            <text:p>3,3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3]+[.F33]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M33]+[.L33]" office:value-type="float" office:value="4" calcext:value-type="float">
            <text:p>4</text:p>
          </table:table-cell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P33]+[.Q33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S33]+[.T33]" office:value-type="float" office:value="3" calcext:value-type="float">
            <text:p>3</text:p>
          </table:table-cell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10000.json</text:p>
          </table:table-cell>
          <table:table-cell office:value-type="float" office:value="3677.4033203125" calcext:value-type="float">
            <text:p>3,67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4]+[.F34]"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M34]+[.L34]" office:value-type="float" office:value="5" calcext:value-type="float">
            <text:p>5</text:p>
          </table:table-cell>
          <table:table-cell office:value-type="float" office:value="1478" calcext:value-type="float">
            <text:p>14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P34]+[.Q3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S34]+[.T34]"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20000.json</text:p>
          </table:table-cell>
          <table:table-cell office:value-type="float" office:value="7354.587890625" calcext:value-type="float">
            <text:p>7,35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G35]+[.F35]"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M35]+[.L35]" office:value-type="float" office:value="8" calcext:value-type="float">
            <text:p>8</text:p>
          </table:table-cell>
          <table:table-cell office:value-type="float" office:value="1490" calcext:value-type="float">
            <text:p>14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P35]+[.Q35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S35]+[.T35]"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30000.json</text:p>
          </table:table-cell>
          <table:table-cell office:value-type="float" office:value="11032.7880859375" calcext:value-type="float">
            <text:p>11,0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G36]+[.F36]"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M36]+[.L36]" office:value-type="float" office:value="11" calcext:value-type="float">
            <text:p>11</text:p>
          </table:table-cell>
          <table:table-cell office:value-type="float" office:value="1584" calcext:value-type="float">
            <text:p>15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P36]+[.Q36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S36]+[.T36]" office:value-type="float" office:value="11" calcext:value-type="float">
            <text:p>1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40000.json</text:p>
          </table:table-cell>
          <table:table-cell office:value-type="float" office:value="14709.8671875" calcext:value-type="float">
            <text:p>14,7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G37]+[.F37]" office:value-type="float" office:value="15" calcext:value-type="float">
            <text:p>15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M37]+[.L37]"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P37]+[.Q37]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S37]+[.T37]" office:value-type="float" office:value="17" calcext:value-type="float">
            <text:p>17</text:p>
          </table:table-cell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50000.json</text:p>
          </table:table-cell>
          <table:table-cell office:value-type="float" office:value="18386.8798828125" calcext:value-type="float">
            <text:p>18,38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G38]+[.F38]" office:value-type="float" office:value="19" calcext:value-type="float">
            <text:p>19</text:p>
          </table:table-cell>
          <table:table-cell office:value-type="float" office:value="257" calcext:value-type="float">
            <text:p>257</text:p>
          </table:table-cell>
          <table:table-cell office:value-type="float" office:value="222" calcext:value-type="float">
            <text:p>222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M38]+[.L38]" office:value-type="float" office:value="21" calcext:value-type="float">
            <text:p>21</text:p>
          </table:table-cell>
          <table:table-cell office:value-type="float" office:value="1612" calcext:value-type="float">
            <text:p>16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P38]+[.Q38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S38]+[.T38]"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60000.json</text:p>
          </table:table-cell>
          <table:table-cell office:value-type="float" office:value="22065.0146484375" calcext:value-type="float">
            <text:p>22,06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G39]+[.F39]" office:value-type="float" office:value="23" calcext:value-type="float">
            <text:p>23</text:p>
          </table:table-cell>
          <table:table-cell office:value-type="float" office:value="309" calcext:value-type="float">
            <text:p>309</text:p>
          </table:table-cell>
          <table:table-cell office:value-type="float" office:value="238" calcext:value-type="float">
            <text:p>238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M39]+[.L39]" office:value-type="float" office:value="26" calcext:value-type="float">
            <text:p>26</text:p>
          </table:table-cell>
          <table:table-cell office:value-type="float" office:value="1628" calcext:value-type="float">
            <text:p>162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P39]+[.Q39]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S39]+[.T39]" office:value-type="float" office:value="25" calcext:value-type="float">
            <text:p>25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70000.json</text:p>
          </table:table-cell>
          <table:table-cell office:value-type="float" office:value="25742.9619140625" calcext:value-type="float">
            <text:p>25,74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G40]+[.F40]" office:value-type="float" office:value="26" calcext:value-type="float">
            <text:p>26</text:p>
          </table:table-cell>
          <table:table-cell office:value-type="float" office:value="360" calcext:value-type="float">
            <text:p>360</text:p>
          </table:table-cell>
          <table:table-cell office:value-type="float" office:value="282" calcext:value-type="float">
            <text:p>282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M40]+[.L40]" office:value-type="float" office:value="31" calcext:value-type="float">
            <text:p>31</text:p>
          </table:table-cell>
          <table:table-cell office:value-type="float" office:value="1662" calcext:value-type="float">
            <text:p>166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P40]+[.Q40]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S40]+[.T40]" office:value-type="float" office:value="28" calcext:value-type="float">
            <text:p>28</text:p>
          </table:table-cell>
          <table:table-cell office:value-type="float" office:value="140000" calcext:value-type="float">
            <text:p>14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80000.json</text:p>
          </table:table-cell>
          <table:table-cell office:value-type="float" office:value="29419.779296875" calcext:value-type="float">
            <text:p>29,42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G41]+[.F41]" office:value-type="float" office:value="30" calcext:value-type="float">
            <text:p>30</text:p>
          </table:table-cell>
          <table:table-cell office:value-type="float" office:value="414" calcext:value-type="float">
            <text:p>414</text:p>
          </table:table-cell>
          <table:table-cell office:value-type="float" office:value="318" calcext:value-type="float">
            <text:p>318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M41]+[.L41]" office:value-type="float" office:value="35" calcext:value-type="float">
            <text:p>35</text:p>
          </table:table-cell>
          <table:table-cell office:value-type="float" office:value="1702" calcext:value-type="float">
            <text:p>170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P41]+[.Q41]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S41]+[.T41]" office:value-type="float" office:value="32" calcext:value-type="float">
            <text:p>3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90000.json</text:p>
          </table:table-cell>
          <table:table-cell office:value-type="float" office:value="33096.826171875" calcext:value-type="float">
            <text:p>33,097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G42]+[.F42]" office:value-type="float" office:value="33" calcext:value-type="float">
            <text:p>33</text:p>
          </table:table-cell>
          <table:table-cell office:value-type="float" office:value="464" calcext:value-type="float">
            <text:p>464</text:p>
          </table:table-cell>
          <table:table-cell office:value-type="float" office:value="355" calcext:value-type="float">
            <text:p>35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[.M42]+[.L42]" office:value-type="float" office:value="39" calcext:value-type="float">
            <text:p>39</text:p>
          </table:table-cell>
          <table:table-cell office:value-type="float" office:value="1474" calcext:value-type="float">
            <text:p>147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P42]+[.Q42]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S42]+[.T42]" office:value-type="float" office:value="36" calcext:value-type="float">
            <text:p>36</text:p>
          </table:table-cell>
          <table:table-cell office:value-type="float" office:value="180000" calcext:value-type="float">
            <text:p>18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100000.json</text:p>
          </table:table-cell>
          <table:table-cell office:value-type="float" office:value="36775.271484375" calcext:value-type="float">
            <text:p>36,775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G43]+[.F43]"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office:value-type="float" office:value="400" calcext:value-type="float">
            <text:p>400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[.M43]+[.L43]" office:value-type="float" office:value="44" calcext:value-type="float">
            <text:p>44</text:p>
          </table:table-cell>
          <table:table-cell office:value-type="float" office:value="1755" calcext:value-type="float">
            <text:p>175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P43]+[.Q43]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S43]+[.T43]" office:value-type="float" office:value="40" calcext:value-type="float">
            <text:p>4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200000.json</text:p>
          </table:table-cell>
          <table:table-cell office:value-type="float" office:value="73550.5546875" calcext:value-type="float">
            <text:p>73,551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formula="of:=[.G44]+[.F44]" office:value-type="float" office:value="73" calcext:value-type="float">
            <text:p>73</text:p>
          </table:table-cell>
          <table:table-cell office:value-type="float" office:value="1036" calcext:value-type="float">
            <text:p>1036</text:p>
          </table:table-cell>
          <table:table-cell office:value-type="float" office:value="784" calcext:value-type="float">
            <text:p>784</text:p>
          </table:table-cell>
          <table:table-cell office:value-type="float" office:value="205" calcext:value-type="float">
            <text:p>205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formula="of:=[.M44]+[.L44]" office:value-type="float" office:value="91" calcext:value-type="float">
            <text:p>91</text:p>
          </table:table-cell>
          <table:table-cell office:value-type="float" office:value="1645" calcext:value-type="float">
            <text:p>1645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formula="of:=[.P44]+[.Q44]"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table:formula="of:=[.S44]+[.T44]" office:value-type="float" office:value="86" calcext:value-type="float">
            <text:p>8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300000.json</text:p>
          </table:table-cell>
          <table:table-cell office:value-type="float" office:value="110323.447265625" calcext:value-type="float">
            <text:p>110,323</text:p>
          </table:table-cell>
          <table:table-cell office:value-type="float" office:value="162" calcext:value-type="float">
            <text:p>162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formula="of:=[.G45]+[.F45]" office:value-type="float" office:value="111" calcext:value-type="float">
            <text:p>111</text:p>
          </table:table-cell>
          <table:table-cell office:value-type="float" office:value="1545" calcext:value-type="float">
            <text:p>1545</text:p>
          </table:table-cell>
          <table:table-cell office:value-type="float" office:value="1189" calcext:value-type="float">
            <text:p>1189</text:p>
          </table:table-cell>
          <table:table-cell office:value-type="float" office:value="264" calcext:value-type="float">
            <text:p>264</text:p>
          </table:table-cell>
          <table:table-cell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table:formula="of:=[.M45]+[.L45]" office:value-type="float" office:value="143" calcext:value-type="float">
            <text:p>143</text:p>
          </table:table-cell>
          <table:table-cell office:value-type="float" office:value="1616" calcext:value-type="float">
            <text:p>1616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formula="of:=[.P45]+[.Q45]"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formula="of:=[.S45]+[.T45]" office:value-type="float" office:value="134" calcext:value-type="float">
            <text:p>134</text:p>
          </table:table-cell>
          <table:table-cell office:value-type="float" office:value="600000" calcext:value-type="float">
            <text:p>6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400000.json</text:p>
          </table:table-cell>
          <table:table-cell office:value-type="float" office:value="147098.11328125" calcext:value-type="float">
            <text:p>147,098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table:formula="of:=[.G46]+[.F46]" office:value-type="float" office:value="148" calcext:value-type="float">
            <text:p>148</text:p>
          </table:table-cell>
          <table:table-cell office:value-type="float" office:value="2059" calcext:value-type="float">
            <text:p>2059</text:p>
          </table:table-cell>
          <table:table-cell office:value-type="float" office:value="1617" calcext:value-type="float">
            <text:p>1617</text:p>
          </table:table-cell>
          <table:table-cell office:value-type="float" office:value="413" calcext:value-type="float">
            <text:p>413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table:formula="of:=[.M46]+[.L46]" office:value-type="float" office:value="188" calcext:value-type="float">
            <text:p>188</text:p>
          </table:table-cell>
          <table:table-cell office:value-type="float" office:value="1660" calcext:value-type="float">
            <text:p>166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table:formula="of:=[.P46]+[.Q46]"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table:formula="of:=[.S46]+[.T46]" office:value-type="float" office:value="176" calcext:value-type="float">
            <text:p>176</text:p>
          </table:table-cell>
          <table:table-cell office:value-type="float" office:value="800000" calcext:value-type="float">
            <text:p>8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500000.json</text:p>
          </table:table-cell>
          <table:table-cell office:value-type="float" office:value="183874.049804687" calcext:value-type="float">
            <text:p>183,874</text:p>
          </table:table-cell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table:formula="of:=[.G47]+[.F47]" office:value-type="float" office:value="184" calcext:value-type="float">
            <text:p>184</text:p>
          </table:table-cell>
          <table:table-cell office:value-type="float" office:value="2572" calcext:value-type="float">
            <text:p>2572</text:p>
          </table:table-cell>
          <table:table-cell office:value-type="float" office:value="1983" calcext:value-type="float">
            <text:p>1983</text:p>
          </table:table-cell>
          <table:table-cell office:value-type="float" office:value="467" calcext:value-type="float">
            <text:p>467</text:p>
          </table:table-cell>
          <table:table-cell office:value-type="float" office:value="206" calcext:value-type="float">
            <text:p>206</text:p>
          </table:table-cell>
          <table:table-cell office:value-type="float" office:value="34" calcext:value-type="float">
            <text:p>34</text:p>
          </table:table-cell>
          <table:table-cell table:formula="of:=[.M47]+[.L47]" office:value-type="float" office:value="240" calcext:value-type="float">
            <text:p>240</text:p>
          </table:table-cell>
          <table:table-cell office:value-type="float" office:value="1725" calcext:value-type="float">
            <text:p>1725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table:formula="of:=[.P47]+[.Q47]"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  <table:table-cell office:value-type="float" office:value="22" calcext:value-type="float">
            <text:p>22</text:p>
          </table:table-cell>
          <table:table-cell table:formula="of:=[.S47]+[.T47]" office:value-type="float" office:value="247" calcext:value-type="float">
            <text:p>24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600000.json</text:p>
          </table:table-cell>
          <table:table-cell office:value-type="float" office:value="220647.783203125" calcext:value-type="float">
            <text:p>220,648</text:p>
          </table:table-cell>
          <table:table-cell office:value-type="float" office:value="319" calcext:value-type="float">
            <text:p>319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table:formula="of:=[.G48]+[.F48]" office:value-type="float" office:value="220" calcext:value-type="float">
            <text:p>220</text:p>
          </table:table-cell>
          <table:table-cell office:value-type="float" office:value="3085" calcext:value-type="float">
            <text:p>3085</text:p>
          </table:table-cell>
          <table:table-cell office:value-type="float" office:value="2340" calcext:value-type="float">
            <text:p>2340</text:p>
          </table:table-cell>
          <table:table-cell office:value-type="float" office:value="522" calcext:value-type="float">
            <text:p>522</text:p>
          </table:table-cell>
          <table:table-cell office:value-type="float" office:value="235" calcext:value-type="float">
            <text:p>235</text:p>
          </table:table-cell>
          <table:table-cell office:value-type="float" office:value="43" calcext:value-type="float">
            <text:p>43</text:p>
          </table:table-cell>
          <table:table-cell table:formula="of:=[.M48]+[.L48]" office:value-type="float" office:value="278" calcext:value-type="float">
            <text:p>278</text:p>
          </table:table-cell>
          <table:table-cell office:value-type="float" office:value="1757" calcext:value-type="float">
            <text:p>1757</text:p>
          </table:table-cell>
          <table:table-cell office:value-type="float" office:value="127" calcext:value-type="float">
            <text:p>127</text:p>
          </table:table-cell>
          <table:table-cell office:value-type="float" office:value="55" calcext:value-type="float">
            <text:p>55</text:p>
          </table:table-cell>
          <table:table-cell table:formula="of:=[.P48]+[.Q48]" office:value-type="float" office:value="182" calcext:value-type="float">
            <text:p>182</text:p>
          </table:table-cell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table:formula="of:=[.S48]+[.T48]" office:value-type="float" office:value="364" calcext:value-type="float">
            <text:p>36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700000.json</text:p>
          </table:table-cell>
          <table:table-cell office:value-type="float" office:value="257424.018554687" calcext:value-type="float">
            <text:p>257,424</text:p>
          </table:table-cell>
          <table:table-cell office:value-type="float" office:value="356" calcext:value-type="float">
            <text:p>356</text:p>
          </table:table-cell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 table:formula="of:=[.G49]+[.F49]" office:value-type="float" office:value="259" calcext:value-type="float">
            <text:p>259</text:p>
          </table:table-cell>
          <table:table-cell office:value-type="float" office:value="3608" calcext:value-type="float">
            <text:p>3608</text:p>
          </table:table-cell>
          <table:table-cell office:value-type="float" office:value="2731" calcext:value-type="float">
            <text:p>2731</text:p>
          </table:table-cell>
          <table:table-cell office:value-type="float" office:value="585" calcext:value-type="float">
            <text:p>585</text:p>
          </table:table-cell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table:formula="of:=[.M49]+[.L49]" office:value-type="float" office:value="353" calcext:value-type="float">
            <text:p>353</text:p>
          </table:table-cell>
          <table:table-cell office:value-type="float" office:value="1817" calcext:value-type="float">
            <text:p>1817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table:formula="of:=[.P49]+[.Q49]" office:value-type="float" office:value="213" calcext:value-type="float">
            <text:p>213</text:p>
          </table:table-cell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table:formula="of:=[.S49]+[.T49]" office:value-type="float" office:value="432" calcext:value-type="float">
            <text:p>432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800000.json</text:p>
          </table:table-cell>
          <table:table-cell office:value-type="float" office:value="294196.059570312" calcext:value-type="float">
            <text:p>294,196</text:p>
          </table:table-cell>
          <table:table-cell office:value-type="float" office:value="503" calcext:value-type="float">
            <text:p>503</text:p>
          </table:table-cell>
          <table:table-cell office:value-type="float" office:value="173" calcext:value-type="float">
            <text:p>173</text:p>
          </table:table-cell>
          <table:table-cell office:value-type="float" office:value="122" calcext:value-type="float">
            <text:p>122</text:p>
          </table:table-cell>
          <table:table-cell table:formula="of:=[.G50]+[.F50]" office:value-type="float" office:value="295" calcext:value-type="float">
            <text:p>295</text:p>
          </table:table-cell>
          <table:table-cell office:value-type="float" office:value="4138" calcext:value-type="float">
            <text:p>4138</text:p>
          </table:table-cell>
          <table:table-cell office:value-type="float" office:value="3133" calcext:value-type="float">
            <text:p>3133</text:p>
          </table:table-cell>
          <table:table-cell office:value-type="float" office:value="839" calcext:value-type="float">
            <text:p>839</text:p>
          </table:table-cell>
          <table:table-cell office:value-type="float" office:value="353" calcext:value-type="float">
            <text:p>353</text:p>
          </table:table-cell>
          <table:table-cell office:value-type="float" office:value="56" calcext:value-type="float">
            <text:p>56</text:p>
          </table:table-cell>
          <table:table-cell table:formula="of:=[.M50]+[.L50]" office:value-type="float" office:value="409" calcext:value-type="float">
            <text:p>409</text:p>
          </table:table-cell>
          <table:table-cell office:value-type="float" office:value="1905" calcext:value-type="float">
            <text:p>1905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table:formula="of:=[.P50]+[.Q50]" office:value-type="float" office:value="243" calcext:value-type="float">
            <text:p>243</text:p>
          </table:table-cell>
          <table:table-cell office:value-type="float" office:value="409" calcext:value-type="float">
            <text:p>409</text:p>
          </table:table-cell>
          <table:table-cell office:value-type="float" office:value="36" calcext:value-type="float">
            <text:p>36</text:p>
          </table:table-cell>
          <table:table-cell table:formula="of:=[.S50]+[.T50]" office:value-type="float" office:value="445" calcext:value-type="float">
            <text:p>445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ample_900000.json</text:p>
          </table:table-cell>
          <table:table-cell office:value-type="float" office:value="330973.668945312" calcext:value-type="float">
            <text:p>330,974</text:p>
          </table:table-cell>
          <table:table-cell office:value-type="float" office:value="546" calcext:value-type="float">
            <text:p>546</text:p>
          </table:table-cell>
          <table:table-cell office:value-type="float" office:value="192" calcext:value-type="float">
            <text:p>192</text:p>
          </table:table-cell>
          <table:table-cell office:value-type="float" office:value="138" calcext:value-type="float">
            <text:p>138</text:p>
          </table:table-cell>
          <table:table-cell table:formula="of:=[.G51]+[.F51]" office:value-type="float" office:value="330" calcext:value-type="float">
            <text:p>330</text:p>
          </table:table-cell>
          <table:table-cell office:value-type="float" office:value="4663" calcext:value-type="float">
            <text:p>4663</text:p>
          </table:table-cell>
          <table:table-cell office:value-type="float" office:value="3678" calcext:value-type="float">
            <text:p>3678</text:p>
          </table:table-cell>
          <table:table-cell office:value-type="float" office:value="871" calcext:value-type="float">
            <text:p>871</text:p>
          </table:table-cell>
          <table:table-cell office:value-type="float" office:value="432" calcext:value-type="float">
            <text:p>432</text:p>
          </table:table-cell>
          <table:table-cell office:value-type="float" office:value="62" calcext:value-type="float">
            <text:p>62</text:p>
          </table:table-cell>
          <table:table-cell table:formula="of:=[.M51]+[.L51]" office:value-type="float" office:value="494" calcext:value-type="float">
            <text:p>494</text:p>
          </table:table-cell>
          <table:table-cell office:value-type="float" office:value="1916" calcext:value-type="float">
            <text:p>1916</text:p>
          </table:table-cell>
          <table:table-cell office:value-type="float" office:value="193" calcext:value-type="float">
            <text:p>193</text:p>
          </table:table-cell>
          <table:table-cell office:value-type="float" office:value="82" calcext:value-type="float">
            <text:p>82</text:p>
          </table:table-cell>
          <table:table-cell table:formula="of:=[.P51]+[.Q51]" office:value-type="float" office:value="275" calcext:value-type="float">
            <text:p>275</text:p>
          </table:table-cell>
          <table:table-cell office:value-type="float" office:value="404" calcext:value-type="float">
            <text:p>404</text:p>
          </table:table-cell>
          <table:table-cell office:value-type="float" office:value="41" calcext:value-type="float">
            <text:p>41</text:p>
          </table:table-cell>
          <table:table-cell table:formula="of:=[.S51]+[.T51]" office:value-type="float" office:value="445" calcext:value-type="float">
            <text:p>445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itylots.json</text:p>
          </table:table-cell>
          <table:table-cell table:formula="of:=189778220/1024" office:value-type="float" office:value="185330.29296875" calcext:value-type="float">
            <text:p>185,330</text:p>
          </table:table-cell>
          <table:table-cell office:value-type="float" office:value="285" calcext:value-type="float">
            <text:p>285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table:formula="of:=[.G52]+[.F52]" office:value-type="float" office:value="228" calcext:value-type="float">
            <text:p>228</text:p>
          </table:table-cell>
          <table:table-cell office:value-type="float" office:value="2781" calcext:value-type="float">
            <text:p>2781</text:p>
          </table:table-cell>
          <table:table-cell office:value-type="float" office:value="2443" calcext:value-type="float">
            <text:p>2443</text:p>
          </table:table-cell>
          <table:table-cell office:value-type="float" office:value="483" calcext:value-type="float">
            <text:p>483</text:p>
          </table:table-cell>
          <table:table-cell office:value-type="float" office:value="203" calcext:value-type="float">
            <text:p>203</text:p>
          </table:table-cell>
          <table:table-cell office:value-type="float" office:value="49" calcext:value-type="float">
            <text:p>49</text:p>
          </table:table-cell>
          <table:table-cell table:formula="of:=[.M52]+[.L52]" office:value-type="float" office:value="252" calcext:value-type="float">
            <text:p>252</text:p>
          </table:table-cell>
          <table:table-cell office:value-type="string" calcext:value-type="string">
            <text:p>not work.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table:formula="of:=[.P52]+[.Q52]" office:value-type="float" office:value="170" calcext:value-type="float">
            <text:p>170</text:p>
          </table:table-cell>
          <table:table-cell office:value-type="float" office:value="218" calcext:value-type="float">
            <text:p>218</text:p>
          </table:table-cell>
          <table:table-cell office:value-type="float" office:value="30" calcext:value-type="float">
            <text:p>30</text:p>
          </table:table-cell>
          <table:table-cell table:formula="of:=[.S52]+[.T52]" office:value-type="float" office:value="248" calcext:value-type="float">
            <text:p>248</text:p>
          </table:table-cell>
          <table:table-cell office:value-type="float" office:value="7317068" calcext:value-type="float">
            <text:p>7317068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8" loext:min-decimal-places="8" number:min-integer-digits="1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10" loext:min-decimal-places="10" number:min-integer-digits="1"/>
    </number:number-style>
    <number:number-style style:name="N14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19:38:56.864676895</meta:creation-date>
    <dc:date>2021-09-19T19:40:09.430004196</dc:date>
    <meta:editing-duration>PT1M12S</meta:editing-duration>
    <meta:editing-cycles>1</meta:editing-cycles>
    <meta:document-statistic meta:table-count="1" meta:cell-count="1026" meta:object-count="0"/>
    <meta:generator>LibreOffice/6.4.7.2$Linux_X86_64 LibreOffice_project/40$Build-2</meta:generator>
  </office:meta>
</office:document-meta>
</file>